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in" fo:margin-left="0.0007in" fo:margin-top="0in" fo:margin-bottom="0in" table:align="left" style:writing-mode="page"/>
    </style:style>
    <style:style style:name="Table1.A" style:family="table-column">
      <style:table-column-properties style:column-width="1.7354in"/>
    </style:style>
    <style:style style:name="Table1.B" style:family="table-column">
      <style:table-column-properties style:column-width="5.2646in"/>
    </style:style>
    <style:style style:name="Table1.1" style:family="table-row">
      <style:table-row-properties fo:keep-together="auto"/>
    </style:style>
    <style:style style:name="Table1.A1" style:family="table-cell">
      <style:table-cell-properties fo:background-color="#1f3864" fo:padding-left="0.0556in" fo:padding-right="0.0556in" fo:padding-top="0.0417in" fo:padding-bottom="0.0417in" fo:border="0.1pt solid #000000">
        <style:background-image/>
      </style:table-cell-properties>
    </style:style>
    <style:style style:name="Table1.A2" style:family="table-cell">
      <style:table-cell-properties fo:background-color="#dce6f1" fo:padding-left="0.0556in" fo:padding-right="0.0556in" fo:padding-top="0.0417in" fo:padding-bottom="0.0417in" fo:border="0.1pt solid #000000">
        <style:background-image/>
      </style:table-cell-properties>
    </style:style>
    <style:style style:name="Table1.A3" style:family="table-cell">
      <style:table-cell-properties fo:background-color="#ffffff" fo:padding-left="0.0556in" fo:padding-right="0.0556in" fo:padding-top="0.0417in" fo:padding-bottom="0.0417in" fo:border="0.1pt solid #000000">
        <style:background-image/>
      </style:table-cell-properties>
    </style:style>
    <style:style style:name="Table2" style:family="table">
      <style:table-properties style:width="7in" fo:margin-left="0.0007in" fo:margin-top="0in" fo:margin-bottom="0in" table:align="left" style:writing-mode="page"/>
    </style:style>
    <style:style style:name="Table2.A" style:family="table-column">
      <style:table-column-properties style:column-width="0.5556in"/>
    </style:style>
    <style:style style:name="Table2.B" style:family="table-column">
      <style:table-column-properties style:column-width="0.625in"/>
    </style:style>
    <style:style style:name="Table2.C" style:family="table-column">
      <style:table-column-properties style:column-width="5.8194in"/>
    </style:style>
    <style:style style:name="Table2.1" style:family="table-row">
      <style:table-row-properties fo:keep-together="auto"/>
    </style:style>
    <style:style style:name="Table2.A1" style:family="table-cell">
      <style:table-cell-properties fo:background-color="#1f3864" fo:padding-left="0.0556in" fo:padding-right="0.0556in" fo:padding-top="0.0417in" fo:padding-bottom="0.0417in" fo:border="0.1pt solid #000000">
        <style:background-image/>
      </style:table-cell-properties>
    </style:style>
    <style:style style:name="Table2.A2" style:family="table-cell">
      <style:table-cell-properties fo:background-color="#dce6f1" fo:padding-left="0.0556in" fo:padding-right="0.0556in" fo:padding-top="0.0417in" fo:padding-bottom="0.0417in" fo:border="0.1pt solid #000000">
        <style:background-image/>
      </style:table-cell-properties>
    </style:style>
    <style:style style:name="Table2.A3" style:family="table-cell">
      <style:table-cell-properties fo:background-color="#ffffff" fo:padding-left="0.0556in" fo:padding-right="0.0556in" fo:padding-top="0.0417in" fo:padding-bottom="0.0417in" fo:border="0.1pt solid #000000">
        <style:background-image/>
      </style:table-cell-properties>
    </style:style>
    <style:style style:name="Table3" style:family="table">
      <style:table-properties style:width="7in" fo:margin-left="0.0007in" fo:margin-top="0in" fo:margin-bottom="0in" table:align="left" style:writing-mode="page"/>
    </style:style>
    <style:style style:name="Table3.A" style:family="table-column">
      <style:table-column-properties style:column-width="1.1104in"/>
    </style:style>
    <style:style style:name="Table3.B" style:family="table-column">
      <style:table-column-properties style:column-width="3.4729in"/>
    </style:style>
    <style:style style:name="Table3.C" style:family="table-column">
      <style:table-column-properties style:column-width="2.4167in"/>
    </style:style>
    <style:style style:name="Table3.1" style:family="table-row">
      <style:table-row-properties fo:keep-together="auto"/>
    </style:style>
    <style:style style:name="Table3.A1" style:family="table-cell">
      <style:table-cell-properties fo:background-color="#1f3864" fo:padding-left="0.0556in" fo:padding-right="0.0556in" fo:padding-top="0.0417in" fo:padding-bottom="0.0417in" fo:border="0.1pt solid #000000">
        <style:background-image/>
      </style:table-cell-properties>
    </style:style>
    <style:style style:name="Table3.A2" style:family="table-cell">
      <style:table-cell-properties fo:background-color="#dce6f1" fo:padding-left="0.0556in" fo:padding-right="0.0556in" fo:padding-top="0.0417in" fo:padding-bottom="0.0417in" fo:border="0.1pt solid #000000">
        <style:background-image/>
      </style:table-cell-properties>
    </style:style>
    <style:style style:name="Table3.A3" style:family="table-cell">
      <style:table-cell-properties fo:background-color="#ffffff" fo:padding-left="0.0556in" fo:padding-right="0.0556in" fo:padding-top="0.0417in" fo:padding-bottom="0.0417in" fo:border="0.1pt solid #000000">
        <style:background-image/>
      </style:table-cell-properties>
    </style:style>
    <style:style style:name="P1" style:family="paragraph" style:parent-style-name="Standard">
      <style:paragraph-properties fo:margin-top="0in" fo:margin-bottom="0.0835in" style:contextual-spacing="false" fo:text-align="center" style:justify-single-word="false"/>
    </style:style>
    <style:style style:name="P2" style:family="paragraph" style:parent-style-name="Standard">
      <style:paragraph-properties fo:margin-top="0in" fo:margin-bottom="0.0417in" style:contextual-spacing="false"/>
    </style:style>
    <style:style style:name="P3" style:family="paragraph" style:parent-style-name="Standard">
      <style:paragraph-properties fo:margin-top="0in" fo:margin-bottom="0.0417in" style:contextual-spacing="false" fo:text-align="center" style:justify-single-word="false"/>
    </style:style>
    <style:style style:name="P4" style:family="paragraph" style:parent-style-name="Standard">
      <style:paragraph-properties fo:margin-top="0in" fo:margin-bottom="0.0417in" style:contextual-spacing="false" fo:text-align="center" style:justify-single-word="false"/>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P5" style:family="paragraph" style:parent-style-name="Standard">
      <style:paragraph-properties fo:margin-top="0in" fo:margin-bottom="0.0417in" style:contextual-spacing="false" fo:text-align="center" style:justify-single-word="false"/>
      <style:text-properties style:font-name="Times New Roman" fo:font-size="10pt" fo:font-style="italic" officeooo:rsid="00034eb1" officeooo:paragraph-rsid="00034eb1" style:font-name-asian="Times New Roman1" style:font-size-asian="10pt" style:font-style-asian="italic" style:font-name-complex="Times New Roman1" style:font-size-complex="10pt" style:font-style-complex="italic"/>
    </style:style>
    <style:style style:name="P6" style:family="paragraph" style:parent-style-name="Standard">
      <style:paragraph-properties fo:padding="0in" fo:border-left="none" fo:border-right="none" fo:border-top="none" fo:border-bottom="0.74pt solid #000000"/>
    </style:style>
    <style:style style:name="P7" style:family="paragraph" style:parent-style-name="Standard">
      <style:paragraph-properties fo:margin-top="0in" fo:margin-bottom="0.0555in" style:contextual-spacing="false" fo:text-align="justify" style:justify-single-word="false" loext:word-spacing-minimum="75%" loext:word-spacing-maximum="133%"/>
    </style:style>
    <style:style style:name="P8" style:family="paragraph" style:parent-style-name="Standard">
      <style:paragraph-properties fo:margin-top="0.111in" fo:margin-bottom="0.0555in" style:contextual-spacing="false" fo:text-align="center" style:justify-single-word="false"/>
    </style:style>
    <style:style style:name="P9" style:family="paragraph" style:parent-style-name="Standard">
      <style:paragraph-properties fo:margin-top="0.0835in" fo:margin-bottom="0.0417in" style:contextual-spacing="false" fo:text-align="left" style:justify-single-word="false"/>
    </style:style>
    <style:style style:name="P10" style:family="paragraph" style:parent-style-name="List_20_Paragraph" style:list-style-name="WWNum2">
      <style:paragraph-properties fo:margin-top="0in" fo:margin-bottom="0.0417in" style:contextual-spacing="false"/>
    </style:style>
    <style:style style:name="P11" style:family="paragraph" style:parent-style-name="Standard">
      <style:paragraph-properties fo:text-align="left"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margin-top="0.3335in" fo:margin-bottom="0in" style:contextual-spacing="false" fo:text-align="left" style:justify-single-word="false"/>
    </style:style>
    <style:style style:name="P14" style:family="paragraph" style:parent-style-name="Standard">
      <style:paragraph-properties fo:margin-top="0.111in" fo:margin-bottom="0.0835in" style:contextual-spacing="false" fo:text-align="center" style:justify-single-word="false"/>
    </style:style>
    <style:style style:name="P15" style:family="paragraph" style:parent-style-name="Standard">
      <style:paragraph-properties fo:margin-left="0.25in" fo:margin-top="0in" fo:margin-bottom="0.0417in" style:contextual-spacing="false" fo:text-align="justify" style:justify-single-word="false" fo:text-indent="-0.25in" style:auto-text-indent="false" loext:word-spacing-minimum="75%" loext:word-spacing-maximum="133%"/>
    </style:style>
    <style:style style:name="P16" style:family="paragraph" style:parent-style-name="Standard">
      <style:paragraph-properties fo:margin-left="0.25in" fo:margin-top="0in" fo:margin-bottom="0.0417in" style:contextual-spacing="false" fo:text-align="justify" style:justify-single-word="false" fo:text-indent="-0.25in" style:auto-text-indent="false" loext:word-spacing-minimum="75%" loext:word-spacing-maximum="133%"/>
      <style:text-properties style:font-name="Times New Roman" fo:font-size="8pt" style:font-name-asian="Times New Roman1" style:font-size-asian="8pt" style:font-name-complex="Times New Roman1" style:font-size-complex="8pt"/>
    </style:style>
    <style:style style:name="P17" style:family="paragraph" style:parent-style-name="Standard">
      <style:paragraph-properties fo:margin-top="0.3335in" fo:margin-bottom="0in" style:contextual-spacing="false" fo:text-align="left" style:justify-single-word="false"/>
      <style:text-properties style:font-name="Times New Roman" fo:font-size="10pt" officeooo:paragraph-rsid="00034eb1" style:font-name-asian="Times New Roman1" style:font-size-asian="10pt" style:font-name-complex="Times New Roman1" style:font-size-complex="10pt"/>
    </style:style>
    <style:style style:name="P18" style:family="paragraph" style:parent-style-name="Standard">
      <style:paragraph-properties fo:margin-top="0in" fo:margin-bottom="0.0555in" style:contextual-spacing="false" fo:text-align="justify" style:justify-single-word="false" loext:word-spacing-minimum="75%" loext:word-spacing-maximum="133%"/>
      <style:text-properties officeooo:paragraph-rsid="00034eb1"/>
    </style:style>
    <style:style style:name="P19" style:family="paragraph" style:parent-style-name="Standard">
      <style:paragraph-properties fo:margin-top="0in" fo:margin-bottom="0.0417in" style:contextual-spacing="false"/>
      <style:text-properties officeooo:paragraph-rsid="00034eb1"/>
    </style:style>
    <style:style style:name="T1" style:family="text">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11pt" style:font-name-asian="Times New Roman1" style:font-size-asian="11pt" style:font-name-complex="Times New Roman1" style:font-size-complex="11pt"/>
    </style:style>
    <style:style style:name="T3"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4" style:family="text">
      <style:text-properties style:font-name="Times New Roman" fo:font-size="9pt" fo:font-style="italic" fo:font-weight="bold" style:font-name-asian="Times New Roman1" style:font-size-asian="9pt" style:font-style-asian="italic" style:font-weight-asian="bold" style:font-name-complex="Times New Roman1" style:font-size-complex="9pt" style:font-style-complex="italic" style:font-weight-complex="bold"/>
    </style:style>
    <style:style style:name="T5" style:family="text">
      <style:text-properties style:font-name="Times New Roman" fo:font-size="9pt" style:font-name-asian="Times New Roman1" style:font-size-asian="9pt" style:font-name-complex="Times New Roman1" style:font-size-complex="9pt"/>
    </style:style>
    <style:style style:name="T6" style:family="text">
      <style:text-properties fo:font-variant="small-cap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0" style:family="text">
      <style:text-properties fo:font-variant="small-caps" style:font-name="Times New Roman" fo:font-size="8pt" fo:font-weight="bold" style:font-name-asian="Times New Roman1" style:font-size-asian="8pt" style:font-weight-asian="bold" style:font-name-complex="Times New Roman1" style:font-size-complex="8pt" style:font-weight-complex="bold"/>
    </style:style>
    <style:style style:name="T11" style:family="text">
      <style:text-properties fo:color="#ffffff" loext:opacity="100%" style:font-name="Times New Roman" fo:font-size="9pt" fo:font-weight="bold" style:font-name-asian="Times New Roman1" style:font-size-asian="9pt" style:font-weight-asian="bold" style:font-name-complex="Times New Roman1" style:font-size-complex="9pt" style:font-weight-complex="bold"/>
    </style:style>
    <style:style style:name="T12" style:family="text">
      <style:text-properties fo:color="#000000" loext:opacity="100%" style:font-name="Times New Roman" fo:font-size="9pt" fo:font-weight="bold" style:font-name-asian="Times New Roman1" style:font-size-asian="9pt" style:font-weight-asian="bold" style:font-name-complex="Times New Roman1" style:font-size-complex="9pt" style:font-weight-complex="bold"/>
    </style:style>
    <style:style style:name="T13" style:family="text">
      <style:text-properties fo:color="#000000" loext:opacity="100%" style:font-name="Times New Roman" fo:font-size="9pt" fo:font-weight="normal" style:font-name-asian="Times New Roman1" style:font-size-asian="9pt" style:font-weight-asian="normal" style:font-name-complex="Times New Roman1" style:font-size-complex="9pt" style:font-weight-complex="normal"/>
    </style:style>
    <style:style style:name="T14" style:family="text">
      <style:text-properties fo:color="#ffffff" loext:opacity="100%" style:font-name="Times New Roman" fo:font-size="8pt" fo:font-weight="bold" style:font-name-asian="Times New Roman1" style:font-size-asian="8pt" style:font-weight-asian="bold" style:font-name-complex="Times New Roman1" style:font-size-complex="8pt" style:font-weight-complex="bold"/>
    </style:style>
    <style:style style:name="T15" style:family="text">
      <style:text-properties fo:color="#000000" loext:opacity="100%" style:font-name="Times New Roman" fo:font-size="8pt" fo:font-weight="normal" style:font-name-asian="Times New Roman1" style:font-size-asian="8pt" style:font-weight-asian="normal" style:font-name-complex="Times New Roman1" style:font-size-complex="8pt" style:font-weight-complex="normal"/>
    </style:style>
    <style:style style:name="T16" style:family="text">
      <style:text-properties style:font-name="Times New Roman" fo:font-size="8pt" fo:font-weight="bold" style:font-name-asian="Times New Roman1" style:font-size-asian="8pt" style:font-weight-asian="bold" style:font-name-complex="Times New Roman1" style:font-size-complex="8pt" style:font-weight-complex="bold"/>
    </style:style>
    <style:style style:name="T17" style:family="text">
      <style:text-properties style:font-name="Times New Roman" fo:font-size="8pt" style:font-name-asian="Times New Roman1" style:font-size-asian="8pt" style:font-name-complex="Times New Roman1" style:font-size-complex="8pt"/>
    </style:style>
    <style:style style:name="Sect1" style:family="section">
      <style:section-properties style:editable="false">
        <style:columns fo:column-count="2" fo:column-gap="0.25in">
          <style:column-sep style:width="0.0008in" style:color="#000000" style:height="100%" style:style="none"/>
          <style:column style:rel-width="32767*" fo:start-indent="0in" fo:end-indent="0.1248in"/>
          <style:column style:rel-width="32768*" fo:start-indent="0.1248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etección de Picos Emocionales en Llamadas de Call Center mediante Análisis Paralingüístico y Machine Learning</text:span></text:p>
      <text:p text:style-name="P2"/>
      <text:p text:style-name="P3"><text:span text:style-name="T2">Daniel Giraldo Valencia</text:span></text:p>
      <text:p text:style-name="P3"><text:span text:style-name="T3">Programa de Ingeniería de Sistemas</text:span></text:p>
      <text:p text:style-name="P3"><text:span text:style-name="T3">Tutor: Juan David Correa</text:span></text:p>
      <text:p text:style-name="P4">Fecha: 16 de Marzo 2026 <text:s/>— <text:s/>Versión 3.0</text:p>
      <text:p text:style-name="P5">Repositorio: https://github.com/PirrY/Desviaci-nesEmocionalesAudio</text:p>
      <text:p text:style-name="P2"/>
      <text:p text:style-name="P6"/>
      <text:p text:style-name="P2"/>
      <text:p text:style-name="P7"><text:span text:style-name="T4">Abstract— </text:span><text:span text:style-name="T5">Los call centers procesan miles de interacciones diarias en las que episodios de ira, frustración o ansiedad pueden derivar en escalamientos que deterioran la calidad del servicio y el bienestar de los agentes. La evaluación manual de calidad solo cubre el 1–5% de las llamadas, dejando sin monitorear la gran mayoría de los momentos críticos. Este trabajo propone un sistema automatizado de detección de picos emocionales basado en análisis de características paralingüísticas —pitch (F0), intensidad, jitter, shimmer y MFCCs— combinado con algoritmos de machine learning (Z-scores, Isolation Forest, One-Class SVM, Random Forest). Se evalúan tres métodos de cálculo de línea base emocional individualizada por hablante. El sistema apunta a una precisión ≥75% y recall ≥70% sobre llamadas reales en español, con validación mediante anotaciones de expertos.</text:span></text:p>
      <text:p text:style-name="P2"/>
      <text:p text:style-name="P7"><text:span text:style-name="T4">Keywords— </text:span><text:span text:style-name="T5">reconocimiento de emociones en voz, análisis paralingüístico, call center, detección de anomalías, machine learning, línea base emocional, Isolation Forest.</text:span></text:p>
      <text:p text:style-name="P2"/>
      <text:p text:style-name="P6"/>
      <text:section text:style-name="Sect1" text:name="TextSection">
        <text:p text:style-name="P8"><text:span text:style-name="T6">I. <text:s/>INTRODUCCIÓN</text:span></text:p>
        <text:p text:style-name="P9"><text:span text:style-name="T7">A. Contexto y Problemática</text:span></text:p>
        <text:p text:style-name="P7"><text:span text:style-name="T8">Los call centers procesan llamadas que pueden extenderse por más de una hora. La evaluación de calidad actualmente requiere que supervisores escuchen grabaciones completas para identificar momentos críticos de escalamiento emocional. Este proceso es extremadamente ineficiente: una llamada de 90 minutos requiere 90 minutos de análisis, limitando severamente la cobertura de evaluación y perdiendo oportunidades de identificar momentos críticos de aprendizaje.</text:span></text:p>
        <text:p text:style-name="P7"><text:span text:style-name="T8">El análisis de sentimiento basado en texto pierde información valiosa contenida en cómo se dice algo. Características como tono de voz, velocidad del habla y tensión vocal revelan estados emocionales que el contenido textual no captura, especialmente en casos de sarcasmo, ansiedad encubierta o frustración contenida.</text:span></text:p>
        <text:p text:style-name="P2"/>
        <text:p text:style-name="P9"><text:span text:style-name="T7">B. Objetivos</text:span></text:p>
        <text:p text:style-name="P7"><text:span text:style-name="T8">Objetivo General: Desarrollar un sistema automatizado de detección de picos emocionales en llamadas de call center basado en análisis de características paralingüísticas del habla.</text:span></text:p>
        <text:p text:style-name="P2"/>
        <text:p text:style-name="P7"><text:span text:style-name="T9">Objetivos Específicos:</text:span></text:p>
        <text:list text:style-name="WWNum2">
          <text:list-item text:start-value="1">
            <text:p text:style-name="P10"><text:span text:style-name="T8">Implementar flujo de trabajo de extracción de características acústicas relevantes.</text:span></text:p>
          </text:list-item>
          <text:list-item>
            <text:p text:style-name="P10"><text:span text:style-name="T8">Evaluar métodos de cómputo de líneas base acústicas individualizadas para la normalización de características paralingüísticas.</text:span></text:p>
          </text:list-item>
          <text:list-item>
            <text:p text:style-name="P10"><text:span text:style-name="T8">Implementar y comparar algoritmos de detección de anomalías para identificar picos emocionales en señales acústicas.</text:span></text:p>
          </text:list-item>
          <text:list-item>
            <text:p text:style-name="P10"><text:span text:style-name="T8">Construir un sistema de detección de picos emocionales que integre algoritmos de detección de anomalías y clasificación de valencia emocional.</text:span></text:p>
          </text:list-item>
          <text:list-item>
            <text:p text:style-name="P10"><text:span text:style-name="T8">Validar el sistema con llamadas reales y anotaciones de expertos.</text:span></text:p>
          </text:list-item>
        </text:list>
        <text:p text:style-name="P2"/>
        <text:p text:style-name="P8"><text:span text:style-name="T6">II. <text:s/>MARCO TEÓRICO</text:span></text:p>
        <text:p text:style-name="P9"><text:span text:style-name="T7">A. Análisis Paralingüístico</text:span></text:p>
        <text:p text:style-name="P7"><text:span text:style-name="T8">El análisis paralingüístico estudia elementos de comunicación vocal más allá del contenido lingüístico: tono, ritmo, volumen y calidad vocal. Estas características transportan información sobre el estado emocional del </text:span><text:soft-page-break/><text:span text:style-name="T8">hablante independientemente del texto pronunciado. La Tabla I resume las principales características y sus implicaciones emocionales [3][12].</text:span></text:p>
        <text:p text:style-name="P2"/>
      </text:section>
      <text:section text:style-name="Sect2" text:name="Section1">
        <text:p text:style-name="P3"><text:span text:style-name="T10">TABLA I. <text:s/>CARACTERÍSTICAS PARALINGÜÍSTICAS Y SUS IMPLICACIONES EMOCIONALES</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11">Característica</text:span></text:p>
            </table:table-cell>
            <table:table-cell table:style-name="Table1.A1" office:value-type="string">
              <text:p text:style-name="P11"><text:span text:style-name="T11">Implicaciones Emocionales</text:span></text:p>
            </table:table-cell>
          </table:table-row>
          <table:table-row table:style-name="Table1.1">
            <table:table-cell table:style-name="Table1.A2" office:value-type="string">
              <text:p text:style-name="P11"><text:span text:style-name="T12">Pitch (F0)</text:span></text:p>
            </table:table-cell>
            <table:table-cell table:style-name="Table1.A2" office:value-type="string">
              <text:p text:style-name="P11"><text:span text:style-name="T13">Se eleva con emociones de alta activación; desciende con baja activación.</text:span></text:p>
            </table:table-cell>
          </table:table-row>
          <table:table-row table:style-name="Table1.1">
            <table:table-cell table:style-name="Table1.A3" office:value-type="string">
              <text:p text:style-name="P11"><text:span text:style-name="T12">Intensidad</text:span></text:p>
            </table:table-cell>
            <table:table-cell table:style-name="Table1.A3" office:value-type="string">
              <text:p text:style-name="P11"><text:span text:style-name="T13">Aumenta con activación emocional y estrés comunicativo.</text:span></text:p>
            </table:table-cell>
          </table:table-row>
          <table:table-row table:style-name="Table1.1">
            <table:table-cell table:style-name="Table1.A2" office:value-type="string">
              <text:p text:style-name="P11"><text:span text:style-name="T12">Tasa de habla</text:span></text:p>
            </table:table-cell>
            <table:table-cell table:style-name="Table1.A2" office:value-type="string">
              <text:p text:style-name="P11"><text:span text:style-name="T13">Se acelera con ansiedad; se ralentiza con tristeza o depresión.</text:span></text:p>
            </table:table-cell>
          </table:table-row>
          <table:table-row table:style-name="Table1.1">
            <table:table-cell table:style-name="Table1.A3" office:value-type="string">
              <text:p text:style-name="P11"><text:span text:style-name="T12">Jitter / Shimmer</text:span></text:p>
            </table:table-cell>
            <table:table-cell table:style-name="Table1.A3" office:value-type="string">
              <text:p text:style-name="P11"><text:span text:style-name="T13">Variaciones microtemporales que aumentan con tensión emocional y física.</text:span></text:p>
            </table:table-cell>
          </table:table-row>
          <table:table-row table:style-name="Table1.1">
            <table:table-cell table:style-name="Table1.A2" office:value-type="string">
              <text:p text:style-name="P11"><text:span text:style-name="T12">MFCCs</text:span></text:p>
            </table:table-cell>
            <table:table-cell table:style-name="Table1.A2" office:value-type="string">
              <text:p text:style-name="P11"><text:span text:style-name="T13">Capturan timbre vocal para caracterización holística del estado emocional.</text:span></text:p>
            </table:table-cell>
          </table:table-row>
        </table:table>
        <text:p text:style-name="P2"/>
      </text:section>
      <text:section text:style-name="Sect1" text:name="Section2">
        <text:p text:style-name="P9"><text:span text:style-name="T7">B. Concepto de Línea Base Emocional</text:span></text:p>
        <text:p text:style-name="P7"><text:span text:style-name="T8">La alta variabilidad inter-individual hace necesario establecer una referencia personalizada para cada hablante. El baseline emocional individual representa el estado neutral de esa persona específica. Los picos se detectan como desviaciones significativas respecto a esta baseline, no respecto a umbrales absolutos, permitiendo adaptación a las características únicas de cada voz [7].</text:span></text:p>
        <text:p text:style-name="P2"/>
        <text:p text:style-name="P9"><text:span text:style-name="T7">C. Machine Learning para Detección de Emociones</text:span></text:p>
        <text:list text:continue-numbering="true" text:style-name="WWNum2">
          <text:list-item>
            <text:p text:style-name="P10"><text:span text:style-name="T8">Detección estadística: Z-scores y umbrales sobre desviaciones de la línea base emocional.</text:span></text:p>
          </text:list-item>
          <text:list-item>
            <text:p text:style-name="P10"><text:span text:style-name="T8">Métodos clásicos: SVM, Random Forest, Isolation Forest para detección de anomalías multivariadas [6][8][9].</text:span></text:p>
          </text:list-item>
        </text:list>
        <text:p text:style-name="P2"/>
        <text:p text:style-name="P9"><text:span text:style-name="T7">D. Revisión de Antecedentes</text:span></text:p>
        <text:p text:style-name="P7"><text:span text:style-name="T9">D.1 Contexto del Problema en Call Centers. <text:s/></text:span><text:span text:style-name="T8">Los call centers constituyen entornos de alta carga emocional donde miles de interacciones diarias pueden derivar en picos críticos de ira, frustración o ansiedad. La evaluación manual sigue siendo el estándar dominante pero implica que un supervisor dedique tiempo real completo a cada grabación. Feng y Devillers (2023) evidencian que los modelos entrenados con datos espontáneos de call centers superan consistentemente a los entrenados con habla actuada [1]. El análisis basado exclusivamente en texto transcrito resulta insuficiente para capturar estados emocionales encubiertos como el sarcasmo o la frustración sutil, que se manifiestan con claridad en características acústicas como la elevación del pitch, la aceleración de la tasa de habla o el incremento en las variaciones de jitter y shimmer [3][12].</text:span></text:p>
        <text:p text:style-name="P2"/>
        <text:p text:style-name="P7"><text:span text:style-name="T9">D.2 Características Acústicas para la Detección de Emociones. <text:s/></text:span><text:span text:style-name="T8">La frecuencia fundamental (F0 o pitch) es uno de los correlatos acústicos más estudiados: incrementos sostenidos en F0 se asocian con emociones de alta activación como ira o miedo, mientras que descensos se correlacionan con tristeza o calma [3][12]. Las métricas de calidad vocal jitter y shimmer miden perturbaciones microtemporales en la periodicidad del ciclo glótico. Zhang et al. (2023) demostraron en IEEE que estas características capturan diferencias prosódicas significativas bajo alta carga emocional [14]. Lian et al. (2023) confirman que jitter y shimmer, junto con la razón armónico-ruido (HNR), capturan la aspereza y la ronquera asociadas con el habla ansiosa o de alta activación emocional [12]. Los MFCCs capturan el timbre vocal de manera holística y han sido ampliamente utilizados como entrada para clasificadores de emociones, complementando las métricas prosódicas [3][5]. Wagner et al. (2023) demostraron en IEEE TPAMI que arquitecturas de transformadores combinadas con eGeMAPS logran cerrar la brecha de valencia en reconocimiento de emociones en habla espontánea [6].</text:span></text:p>
        <text:p text:style-name="P2"/>
        <text:p text:style-name="P7"><text:span text:style-name="T9">D.3 Normalización por Hablante y Línea Base Emocional. <text:s/></text:span><text:span text:style-name="T8">La variabilidad inter-hablante hace ineficaces los umbrales absolutos y justifica el uso de baselines personalizadas. Gat et al. (2022) proponen en ICASSP un método de normalización por hablante para sistemas de SER basados en auto-supervisión, demostrando que la normalización a nivel de hablante mejora significativamente el desempeño sobre habla espontánea [7]. Los tres métodos de baseline más estudiados son: (1) baseline de inicio —primeros 2-5 minutos de llamada—; (2) baseline por mediana global —más robusta ante valores atípicos—; y (3) baseline adaptativa con ventana deslizante —actualización continua durante la llamada—. La elección entre estos métodos constituye uno de los objetivos específicos de esta investigación.</text:span></text:p>
        <text:p text:style-name="P2"/>
        <text:p text:style-name="P7"><text:span text:style-name="T9">D.4 Algoritmos de Machine Learning para Detección de Picos. <text:s/></text:span><text:span text:style-name="T8">El enfoque estadístico basado en Z-scores calcula la desviación de cada ventana temporal respecto a la baseline del hablante, marcando como pico toda observación que supere un umbral en desviaciones estándar. Xu et al. (2023) proponen Deep Isolation Forest en IEEE TKDE, demostrando que extensiones neurales del iForest clásico superan a los métodos lineales para detección de anomalías en espacios de alta dimensión, directamente aplicable al espacio multivariado de features acústicas [8]. Nath et al. (2024) reportan que Random Forest ofrece balance favorable </text:span><text:soft-page-break/><text:span text:style-name="T8">entre interpretabilidad y precisión en clasificación de valencia emocional [9]. Jha et al. (2022) concluyen que la combinación de features prosódicas y espectrales es más robusta que cualquier grupo individual [3]. Gao et al. (2024) presentan en ICASSP un enfoque de fine-tuning en dos etapas con adaptadores para SER, relevante cuando el corpus de llamadas reales disponible es limitado [2].</text:span></text:p>
        <text:p text:style-name="P2"/>
        <text:p text:style-name="P7"><text:span text:style-name="T9">D.5 Datasets y Validación Experimental. <text:s/></text:span><text:span text:style-name="T8">RAVDESS es un corpus actuado con actores profesionales ampliamente utilizado como benchmark. Abdelhamid et al. (2022) reportan en IEEE Access que CNN+LSTM entrenado sobre RAVDESS alcanza precisiones superiores al 85% en condiciones controladas, aunque el rendimiento cae al aplicarse a habla espontánea sin adaptación de dominio [5]. IEMOCAP ofrece conversaciones elicitadas con mayor proximidad al habla natural; Wagner et al. (2023) lo usan como benchmark principal para demostrar el cierre de la brecha de valencia [6]. De Lope y Graña (2023) presentan en Neurocomputing una revisión continua del estado del arte en SER, señalando que la generalización a dominios espontáneos es el reto abierto más relevante [10]. Grósz et al. (2022) demuestran en ACM MM que embeddings de Wav2Vec 2.0 transfieren eficazmente a tareas paralingüísticas con datos limitados [13]. Khare et al. (2024) concluyen en Information Fusion que la combinación de características acústicas clásicas con representaciones aprendidas es actualmente la estrategia de mayor rendimiento en escenarios reales [11].</text:span></text:p>
        <text:p text:style-name="P2"/>
        <text:p text:style-name="P8"><text:span text:style-name="T6">III. <text:s/>CRONOGRAMA DE OBJETIVOS</text:span></text:p>
        <text:p text:style-name="P7"><text:span text:style-name="T8">La Tabla II presenta el cronograma de actividades y entregas organizadas por semana a lo largo de las 15 semanas del proyecto.</text:span></text:p>
        <text:p text:style-name="P2"/>
      </text:section>
      <text:section text:style-name="Sect2" text:name="Section3">
        <text:p text:style-name="P3"><text:span text:style-name="T10">TABLA II. <text:s/>CRONOGRAMA DE OBJETIVOS POR SEMANA</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span text:style-name="T14">Semana</text:span></text:p>
            </table:table-cell>
            <table:table-cell table:style-name="Table2.A1" office:value-type="string">
              <text:p text:style-name="P12"><text:span text:style-name="T14">Entrega</text:span></text:p>
            </table:table-cell>
            <table:table-cell table:style-name="Table2.A1" office:value-type="string">
              <text:p text:style-name="P12"><text:span text:style-name="T14">Objetivos</text:span></text:p>
            </table:table-cell>
          </table:table-row>
          <table:table-row table:style-name="Table2.1">
            <table:table-cell table:style-name="Table2.A2" office:value-type="string">
              <text:p text:style-name="P12"><text:span text:style-name="T15">1</text:span></text:p>
            </table:table-cell>
            <table:table-cell table:style-name="Table2.A2" office:value-type="string">
              <text:p text:style-name="P12"><text:span text:style-name="T15">0</text:span></text:p>
            </table:table-cell>
            <table:table-cell table:style-name="Table2.A2" office:value-type="string">
              <text:p text:style-name="P11"><text:span text:style-name="T15">Configurar entorno de desarrollo. Instalar y probar herramientas de extracción de audio. Descargar dataset inicial. Completar documento 0.</text:span></text:p>
            </table:table-cell>
          </table:table-row>
          <table:table-row table:style-name="Table2.1">
            <table:table-cell table:style-name="Table2.A3" office:value-type="string">
              <text:p text:style-name="P12"><text:span text:style-name="T15">2</text:span></text:p>
            </table:table-cell>
            <table:table-cell table:style-name="Table2.A3" office:value-type="string">
              <text:p text:style-name="P12"/>
            </table:table-cell>
            <table:table-cell table:style-name="Table2.A3" office:value-type="string">
              <text:p text:style-name="P11"><text:span text:style-name="T15">Implementar script básico de extracción de características acústicas. Crear función de segmentación de audio en ventanas temporales. Probar extracción en 3-5 llamadas de muestra.</text:span></text:p>
            </table:table-cell>
          </table:table-row>
          <table:table-row table:style-name="Table2.1">
            <table:table-cell table:style-name="Table2.A2" office:value-type="string">
              <text:p text:style-name="P12"><text:span text:style-name="T15">3</text:span></text:p>
            </table:table-cell>
            <table:table-cell table:style-name="Table2.A2" office:value-type="string">
              <text:p text:style-name="P12"><text:span text:style-name="T15">1</text:span></text:p>
            </table:table-cell>
            <table:table-cell table:style-name="Table2.A2" office:value-type="string">
              <text:p text:style-name="P11"><text:span text:style-name="T15">Implementar cálculo de Jitter y Shimmer. Crear pipeline completo de preprocesamiento. Desarrollar módulo de visualización de características. Finalizar documento 1. Definir resultados esperados concretos.</text:span></text:p>
            </table:table-cell>
          </table:table-row>
          <table:table-row table:style-name="Table2.1">
            <table:table-cell table:style-name="Table2.A3" office:value-type="string">
              <text:p text:style-name="P12"><text:span text:style-name="T15">4</text:span></text:p>
            </table:table-cell>
            <table:table-cell table:style-name="Table2.A3" office:value-type="string">
              <text:p text:style-name="P12"><text:span text:style-name="T15">2</text:span></text:p>
            </table:table-cell>
            <table:table-cell table:style-name="Table2.A3" office:value-type="string">
              <text:p text:style-name="P11"><text:span text:style-name="T15">Implementar función de cálculo de base emocional individual. Crear sistema de anotación temporal. Redactar sección de antecedentes. Aplicar formato IEEE a todas las referencias. Integrar revisión bibliográfica (12+ citas recientes).</text:span></text:p>
            </table:table-cell>
          </table:table-row>
          <table:table-row table:style-name="Table2.1">
            <table:table-cell table:style-name="Table2.A2" office:value-type="string">
              <text:p text:style-name="P12"><text:span text:style-name="T15">5</text:span></text:p>
            </table:table-cell>
            <table:table-cell table:style-name="Table2.A2" office:value-type="string">
              <text:p text:style-name="P12"/>
            </table:table-cell>
            <table:table-cell table:style-name="Table2.A2" office:value-type="string">
              <text:p text:style-name="P11"><text:span text:style-name="T15">Implementar detector de anomalías usando Z-scores sobre baseline. Desarrollar algoritmos de detección con ventanas deslizantes. Crear función de suavizado de señales para reducir falsos positivos. Expandir el marco teórico.</text:span></text:p>
            </table:table-cell>
          </table:table-row>
          <table:table-row table:style-name="Table2.1">
            <table:table-cell table:style-name="Table2.A3" office:value-type="string">
              <text:p text:style-name="P12"><text:span text:style-name="T15">6</text:span></text:p>
            </table:table-cell>
            <table:table-cell table:style-name="Table2.A3" office:value-type="string">
              <text:p text:style-name="P12"><text:span text:style-name="T15">3</text:span></text:p>
            </table:table-cell>
            <table:table-cell table:style-name="Table2.A3" office:value-type="string">
              <text:p text:style-name="P11"><text:span text:style-name="T15">Implementar clasificador binario para valencia emocional. Entrenar modelo inicial con dataset público. Implementar validación cruzada. Redactar Área Problemática completa.</text:span></text:p>
            </table:table-cell>
          </table:table-row>
          <table:table-row table:style-name="Table2.1">
            <table:table-cell table:style-name="Table2.A2" office:value-type="string">
              <text:p text:style-name="P12"><text:span text:style-name="T15">7</text:span></text:p>
            </table:table-cell>
            <table:table-cell table:style-name="Table2.A2" office:value-type="string">
              <text:p text:style-name="P12"><text:span text:style-name="T15">4</text:span></text:p>
            </table:table-cell>
            <table:table-cell table:style-name="Table2.A2" office:value-type="string">
              <text:p text:style-name="P11"><text:span text:style-name="T15">Optimizar hiperparámetros del clasificador. Implementar Isolation Forest como método alternativo. Crear pipeline completo. Desarrollar sistema de etiquetado temporal de picos. Redactar Metodología con diagramas.</text:span></text:p>
            </table:table-cell>
          </table:table-row>
          <table:table-row table:style-name="Table2.1">
            <table:table-cell table:style-name="Table2.A3" office:value-type="string">
              <text:p text:style-name="P12"><text:span text:style-name="T15">8</text:span></text:p>
            </table:table-cell>
            <table:table-cell table:style-name="Table2.A3" office:value-type="string">
              <text:p text:style-name="P12"/>
            </table:table-cell>
            <table:table-cell table:style-name="Table2.A3" office:value-type="string">
              <text:p text:style-name="P11"><text:span text:style-name="T15">Conseguir llamadas reales de call center. Implementar módulo de separación de canales. Crear sistema de exportación de timestamps de picos detectados.</text:span></text:p>
            </table:table-cell>
          </table:table-row>
          <table:table-row table:style-name="Table2.1">
            <table:table-cell table:style-name="Table2.A2" office:value-type="string">
              <text:p text:style-name="P12"><text:span text:style-name="T15">9</text:span></text:p>
            </table:table-cell>
            <table:table-cell table:style-name="Table2.A2" office:value-type="string">
              <text:p text:style-name="P12"><text:span text:style-name="T15">5</text:span></text:p>
            </table:table-cell>
            <table:table-cell table:style-name="Table2.A2" office:value-type="string">
              <text:p text:style-name="P11"><text:span text:style-name="T15">Realizar experimentos con llamadas reales. Ajustar umbrales de detección según feedback inicial. Redactar Referente teórico completo.</text:span></text:p>
            </table:table-cell>
          </table:table-row>
          <table:table-row table:style-name="Table2.1">
            <table:table-cell table:style-name="Table2.A3" office:value-type="string">
              <text:p text:style-name="P12"><text:span text:style-name="T15">10</text:span></text:p>
            </table:table-cell>
            <table:table-cell table:style-name="Table2.A3" office:value-type="string">
              <text:p text:style-name="P12"/>
            </table:table-cell>
            <table:table-cell table:style-name="Table2.A3" office:value-type="string">
              <text:p text:style-name="P11"><text:span text:style-name="T15">Ejecutar batería completa de pruebas con dataset final. Generar todos los resultados experimentales. Crear gráficos y tablas de resultados. Comenzar redacción de sección Resultados.</text:span></text:p>
            </table:table-cell>
          </table:table-row>
          <table:table-row table:style-name="Table2.1">
            <table:table-cell table:style-name="Table2.A2" office:value-type="string">
              <text:p text:style-name="P12"><text:span text:style-name="T15">11</text:span></text:p>
            </table:table-cell>
            <table:table-cell table:style-name="Table2.A2" office:value-type="string">
              <text:p text:style-name="P12"><text:span text:style-name="T15">6</text:span></text:p>
            </table:table-cell>
            <table:table-cell table:style-name="Table2.A2" office:value-type="string">
              <text:p text:style-name="P11"><text:span text:style-name="T15">Optimizar código final y limpieza. Documentar código. Preparar demos y ejemplos de uso del sistema.</text:span></text:p>
            </table:table-cell>
          </table:table-row>
          <table:table-row table:style-name="Table2.1">
            <table:table-cell table:style-name="Table2.A3" office:value-type="string">
              <text:p text:style-name="P12"><text:span text:style-name="T15">12</text:span></text:p>
            </table:table-cell>
            <table:table-cell table:style-name="Table2.A3" office:value-type="string">
              <text:p text:style-name="P12"/>
            </table:table-cell>
            <table:table-cell table:style-name="Table2.A3" office:value-type="string">
              <text:p text:style-name="P11"><text:span text:style-name="T15">Realizar pruebas finales de validación. Corregir bugs. Generar análisis comparativo. Completar sección de Resultados.</text:span></text:p>
            </table:table-cell>
          </table:table-row>
          <table:table-row table:style-name="Table2.1">
            <table:table-cell table:style-name="Table2.A2" office:value-type="string">
              <text:p text:style-name="P12"><text:span text:style-name="T15">13</text:span></text:p>
            </table:table-cell>
            <table:table-cell table:style-name="Table2.A2" office:value-type="string">
              <text:p text:style-name="P12"/>
            </table:table-cell>
            <table:table-cell table:style-name="Table2.A2" office:value-type="string">
              <text:p text:style-name="P11"><text:span text:style-name="T15">Finalizar toda la implementación. Redactar conclusiones y recomendaciones.</text:span></text:p>
            </table:table-cell>
          </table:table-row>
          <table:table-row table:style-name="Table2.1">
            <table:table-cell table:style-name="Table2.A3" office:value-type="string">
              <text:p text:style-name="P12"><text:span text:style-name="T15">14</text:span></text:p>
            </table:table-cell>
            <table:table-cell table:style-name="Table2.A3" office:value-type="string">
              <text:p text:style-name="P12"><text:span text:style-name="T15">Final</text:span></text:p>
            </table:table-cell>
            <table:table-cell table:style-name="Table2.A3" office:value-type="string">
              <text:p text:style-name="P11"><text:span text:style-name="T15">Verificar que todos los experimentos sean reproducibles. Preparar anexos técnicos. Consolidar documento completo. Aplicar formato oficial. Verificar todas las referencias IEEE.</text:span></text:p>
            </table:table-cell>
          </table:table-row>
          <table:table-row table:style-name="Table2.1">
            <table:table-cell table:style-name="Table2.A2" office:value-type="string">
              <text:p text:style-name="P12"><text:span text:style-name="T15">15</text:span></text:p>
            </table:table-cell>
            <table:table-cell table:style-name="Table2.A2" office:value-type="string">
              <text:p text:style-name="P12"/>
            </table:table-cell>
            <table:table-cell table:style-name="Table2.A2" office:value-type="string">
              <text:p text:style-name="P11"><text:span text:style-name="T15">Preparar demos en vivo del sistema. Preparar respuestas a preguntas técnicas. Crear presentación. Preparar respaldo por si falla demo en vivo.</text:span></text:p>
            </table:table-cell>
          </table:table-row>
        </table:table>
        <text:p text:style-name="P2"/>
      </text:section>
      <text:section text:style-name="Sect1" text:name="Section4">
        <text:p text:style-name="P8"><text:span text:style-name="T6">IV. <text:s/>CRONOGRAMA DE TRABAJO</text:span></text:p>
        <text:p text:style-name="P9"><text:span text:style-name="T7">A. Fase 1: Configuración y Extracción de Features (Sem. 1–3)</text:span></text:p>
        <text:p text:style-name="P7"><text:span text:style-name="T8">Objetivo: Implementar pipeline de extracción de características acústicas.</text:span></text:p>
        <text:p text:style-name="P7"><text:span text:style-name="T9">Semana 1 — Configuración del entorno técnico:</text:span></text:p>
        <text:list text:continue-numbering="true" text:style-name="WWNum2">
          <text:list-item>
            <text:p text:style-name="P10"><text:soft-page-break/><text:span text:style-name="T8">Instalar Python 3.8+, Librosa, OpenSMILE, pyannote.audio.</text:span></text:p>
          </text:list-item>
          <text:list-item>
            <text:p text:style-name="P10"><text:span text:style-name="T8">Descargar datasets RAVDESS.</text:span></text:p>
          </text:list-item>
          <text:list-item>
            <text:p text:style-name="P10"><text:span text:style-name="T8">Crear estructura de proyecto y repositorio Git.</text:span></text:p>
          </text:list-item>
          <text:list-item>
            <text:p text:style-name="P10"><text:span text:style-name="T8">Probar extracción básica de audio con Librosa.</text:span></text:p>
          </text:list-item>
        </text:list>
        <text:p text:style-name="P7"><text:span text:style-name="T9">Semana 2 — Implementación de extracción de features:</text:span></text:p>
        <text:list text:continue-numbering="true" text:style-name="WWNum2">
          <text:list-item>
            <text:p text:style-name="P10"><text:span text:style-name="T8">Desarrollar función para extraer F0 con Librosa.</text:span></text:p>
          </text:list-item>
          <text:list-item>
            <text:p text:style-name="P10"><text:span text:style-name="T8">Implementar cálculo de intensidad.</text:span></text:p>
          </text:list-item>
          <text:list-item>
            <text:p text:style-name="P10"><text:span text:style-name="T8">Crear módulo de segmentación temporal.</text:span></text:p>
          </text:list-item>
        </text:list>
        <text:p text:style-name="P7"><text:span text:style-name="T9">Semana 3 — Features de calidad vocal y espectrales:</text:span></text:p>
        <text:list text:continue-numbering="true" text:style-name="WWNum2">
          <text:list-item>
            <text:p text:style-name="P10"><text:span text:style-name="T8">Implementar cálculo de Jitter y Shimmer con Parselmouth.</text:span></text:p>
          </text:list-item>
          <text:list-item>
            <text:p text:style-name="P10"><text:span text:style-name="T8">Extraer 13 MFCCs por segmento.</text:span></text:p>
          </text:list-item>
          <text:list-item>
            <text:p text:style-name="P10"><text:span text:style-name="T8">Calcular tasa de habla.</text:span></text:p>
          </text:list-item>
          <text:list-item>
            <text:p text:style-name="P10"><text:span text:style-name="T8">Desarrollar módulo de visualización.</text:span></text:p>
          </text:list-item>
        </text:list>
        <text:p text:style-name="P2"/>
        <text:p text:style-name="P9"><text:span text:style-name="T7">B. Fase 2: Baseline Emocional y Preprocesamiento (Sem. 4–5)</text:span></text:p>
        <text:p text:style-name="P7"><text:span text:style-name="T8">Objetivo: Evaluar métodos para establecer líneas base emocionales.</text:span></text:p>
        <text:p text:style-name="P7"><text:span text:style-name="T9">Semana 4 — Implementación de métodos de baseline:</text:span></text:p>
        <text:list text:continue-numbering="true" text:style-name="WWNum2">
          <text:list-item>
            <text:p text:style-name="P10"><text:span text:style-name="T8">Método 1: Baseline de inicio (primeros 2-5 minutos).</text:span></text:p>
          </text:list-item>
          <text:list-item>
            <text:p text:style-name="P10"><text:span text:style-name="T8">Método 2: Baseline por mediana global.</text:span></text:p>
          </text:list-item>
          <text:list-item>
            <text:p text:style-name="P10"><text:span text:style-name="T8">Método 3: Baseline adaptativo con ventana deslizante.</text:span></text:p>
          </text:list-item>
          <text:list-item>
            <text:p text:style-name="P10"><text:span text:style-name="T8">Implementar normalización de features respecto a baseline.</text:span></text:p>
          </text:list-item>
        </text:list>
        <text:p text:style-name="P7"><text:span text:style-name="T9">Semana 5 — Preprocesamiento avanzado de audio:</text:span></text:p>
        <text:list text:continue-numbering="true" text:style-name="WWNum2">
          <text:list-item>
            <text:p text:style-name="P10"><text:span text:style-name="T8">Implementar diarización con pyannote.audio (separar asesor y cliente).</text:span></text:p>
          </text:list-item>
          <text:list-item>
            <text:p text:style-name="P10"><text:span text:style-name="T8">Desarrollar filtros de ruido y normalización de volumen.</text:span></text:p>
          </text:list-item>
          <text:list-item>
            <text:p text:style-name="P10"><text:span text:style-name="T8">Crear detector de silencios.</text:span></text:p>
          </text:list-item>
          <text:list-item>
            <text:p text:style-name="P10"><text:span text:style-name="T8">Aplicar preprocesamiento a subset de dataset y validar calidad.</text:span></text:p>
          </text:list-item>
        </text:list>
        <text:p text:style-name="P2"/>
        <text:p text:style-name="P9"><text:span text:style-name="T7">C. Fase 3: Detección de Picos Emocionales (Sem. 6–8)</text:span></text:p>
        <text:p text:style-name="P7"><text:span text:style-name="T8">Objetivo: Desarrollar algoritmos de detección de anomalías.</text:span></text:p>
        <text:p text:style-name="P7"><text:span text:style-name="T9">Semana 6 — Implementación de detector estadístico:</text:span></text:p>
        <text:list text:continue-numbering="true" text:style-name="WWNum2">
          <text:list-item>
            <text:p text:style-name="P10"><text:span text:style-name="T8">Calcular z-scores de features respecto a baseline.</text:span></text:p>
          </text:list-item>
          <text:list-item>
            <text:p text:style-name="P10"><text:span text:style-name="T8">Implementar detección por umbral.</text:span></text:p>
          </text:list-item>
          <text:list-item>
            <text:p text:style-name="P10"><text:span text:style-name="T8">Desarrollar algoritmo de ventanas deslizantes para detección temporal.</text:span></text:p>
          </text:list-item>
        </text:list>
        <text:p text:style-name="P7"><text:span text:style-name="T9">Semana 7 — Implementación de detectores de ML:</text:span></text:p>
        <text:list text:continue-numbering="true" text:style-name="WWNum2">
          <text:list-item>
            <text:p text:style-name="P10"><text:span text:style-name="T8">Entrenar Isolation Forest para detección de anomalías multivariadas.</text:span></text:p>
          </text:list-item>
          <text:list-item>
            <text:p text:style-name="P10"><text:span text:style-name="T8">Implementar One-Class SVM como método alternativo.</text:span></text:p>
          </text:list-item>
          <text:list-item>
            <text:p text:style-name="P10"><text:span text:style-name="T8">Realizar grid search para optimizar hiperparámetros.</text:span></text:p>
          </text:list-item>
          <text:list-item>
            <text:p text:style-name="P10"><text:span text:style-name="T8">Comparar rendimiento de método estadístico vs. ML.</text:span></text:p>
          </text:list-item>
        </text:list>
        <text:p text:style-name="P7"><text:span text:style-name="T9">Semana 8 — Integración y caracterización de picos:</text:span></text:p>
        <text:list text:continue-numbering="true" text:style-name="WWNum2">
          <text:list-item>
            <text:p text:style-name="P10"><text:span text:style-name="T8">Crear pipeline integrado que combine baseline + detección.</text:span></text:p>
          </text:list-item>
          <text:list-item>
            <text:p text:style-name="P10"><text:span text:style-name="T8">Implementar sistema de etiquetado temporal.</text:span></text:p>
          </text:list-item>
        </text:list>
        <text:p text:style-name="P2"/>
        <text:p text:style-name="P9"><text:span text:style-name="T7">D. Fase 4: Clasificación de Valencia Emocional (Sem. 9–10)</text:span></text:p>
        <text:p text:style-name="P7"><text:span text:style-name="T8">Objetivo: Clasificar picos según valencia emocional.</text:span></text:p>
        <text:p text:style-name="P7"><text:span text:style-name="T9">Semana 9 — Desarrollo de clasificador de valencia:</text:span></text:p>
        <text:list text:continue-numbering="true" text:style-name="WWNum2">
          <text:list-item>
            <text:p text:style-name="P10"><text:span text:style-name="T8">Preparar datos etiquetados de RAVDESS/IEMOCAP (positivo/negativo).</text:span></text:p>
          </text:list-item>
          <text:list-item>
            <text:p text:style-name="P10"><text:span text:style-name="T8">Entrenar clasificador binario SVM con features de picos detectados.</text:span></text:p>
          </text:list-item>
          <text:list-item>
            <text:p text:style-name="P10"><text:span text:style-name="T8">Implementar Random Forest como método alternativo.</text:span></text:p>
          </text:list-item>
        </text:list>
        <text:p text:style-name="P7"><text:span text:style-name="T9">Semana 10 — Optimización:</text:span></text:p>
        <text:list text:continue-numbering="true" text:style-name="WWNum2">
          <text:list-item>
            <text:p text:style-name="P10"><text:span text:style-name="T8">Optimizar hiperparámetros mediante grid search.</text:span></text:p>
          </text:list-item>
          <text:list-item>
            <text:p text:style-name="P10"><text:span text:style-name="T8">Analizar importancia de features para clasificación de valencia.</text:span></text:p>
          </text:list-item>
          <text:list-item>
            <text:p text:style-name="P10"><text:span text:style-name="T8">Probar clasificador en llamadas reales de call center.</text:span></text:p>
          </text:list-item>
        </text:list>
        <text:p text:style-name="P2"/>
        <text:p text:style-name="P9"><text:span text:style-name="T7">E. Fase 5: Validación y Experimentación (Sem. 11–13)</text:span></text:p>
        <text:p text:style-name="P7"><text:span text:style-name="T8">Objetivo: Validar el sistema con llamadas reales y anotaciones de expertos.</text:span></text:p>
        <text:p text:style-name="P7"><text:span text:style-name="T9">Semana 11 — Validación:</text:span></text:p>
        <text:list text:continue-numbering="true" text:style-name="WWNum2">
          <text:list-item>
            <text:p text:style-name="P10"><text:span text:style-name="T8">Ejecutar sistema completo sobre llamadas anotadas.</text:span></text:p>
          </text:list-item>
          <text:list-item>
            <text:p text:style-name="P10"><text:span text:style-name="T8">Calcular métricas: Precision, Recall, F1-score, Accuracy.</text:span></text:p>
          </text:list-item>
          <text:list-item>
            <text:p text:style-name="P10"><text:span text:style-name="T8">Crear matriz de confusión y análisis de curvas ROC.</text:span></text:p>
          </text:list-item>
          <text:list-item>
            <text:p text:style-name="P10"><text:span text:style-name="T8">Documentar discrepancias entre anotaciones y detecciones automáticas.</text:span></text:p>
          </text:list-item>
        </text:list>
        <text:p text:style-name="P7"><text:span text:style-name="T9">Semana 12 — Experimentación comparativa:</text:span></text:p>
        <text:list text:continue-numbering="true" text:style-name="WWNum2">
          <text:list-item>
            <text:p text:style-name="P10"><text:span text:style-name="T8">Comparar rendimiento de 3 métodos de baseline.</text:span></text:p>
          </text:list-item>
          <text:list-item>
            <text:p text:style-name="P10"><text:span text:style-name="T8">Comparar detectores y clasificadores de valencia.</text:span></text:p>
          </text:list-item>
          <text:list-item>
            <text:p text:style-name="P10"><text:span text:style-name="T8">Generar tablas y gráficos comparativos de resultados.</text:span></text:p>
          </text:list-item>
        </text:list>
        <text:p text:style-name="P7"><text:span text:style-name="T9">Semana 13 — Análisis de resultados:</text:span></text:p>
        <text:list text:continue-numbering="true" text:style-name="WWNum2">
          <text:list-item>
            <text:p text:style-name="P10"><text:span text:style-name="T8">Analizar casos de éxito, falsos positivos y falsos negativos.</text:span></text:p>
          </text:list-item>
          <text:list-item>
            <text:p text:style-name="P10"><text:span text:style-name="T8">Ajustar umbrales y parámetros basado en análisis.</text:span></text:p>
          </text:list-item>
        </text:list>
        <text:p text:style-name="P2"/>
        <text:p text:style-name="P9"><text:span text:style-name="T7">F. Fase 6: Interfaz y Documentación Final (Sem. 14–15)</text:span></text:p>
        <text:p text:style-name="P7"><text:span text:style-name="T8">Objetivo: Integración de todos los objetivos en producto final.</text:span></text:p>
        <text:p text:style-name="P7"><text:span text:style-name="T9">Semana 14 — Finalización y documentación:</text:span></text:p>
        <text:list text:continue-numbering="true" text:style-name="WWNum2">
          <text:list-item>
            <text:p text:style-name="P10"><text:span text:style-name="T8">Optimizar y limpiar código final.</text:span></text:p>
          </text:list-item>
          <text:list-item>
            <text:p text:style-name="P10"><text:span text:style-name="T8">Documentar código con docstrings y comentarios.</text:span></text:p>
          </text:list-item>
          <text:list-item>
            <text:p text:style-name="P10"><text:soft-page-break/><text:span text:style-name="T8">Consolidar documento final con formato institucional.</text:span></text:p>
          </text:list-item>
          <text:list-item>
            <text:p text:style-name="P10"><text:span text:style-name="T8">Verificar referencias IEEE.</text:span></text:p>
          </text:list-item>
          <text:list-item>
            <text:p text:style-name="P10"><text:span text:style-name="T8">Preparar presentación y demo en vivo.</text:span></text:p>
          </text:list-item>
        </text:list>
        <text:p text:style-name="P2"/>
        <text:p text:style-name="P8"><text:span text:style-name="T6">V. <text:s/>RESULTADOS ESPERADOS</text:span></text:p>
        <text:p text:style-name="P9"><text:span text:style-name="T7">A. Entregables Técnicos</text:span></text:p>
        <text:list text:continue-numbering="true" text:style-name="WWNum2">
          <text:list-item>
            <text:p text:style-name="P10"><text:span text:style-name="T8">Sistema funcional de detección: software completo capaz de procesar llamadas de call center y detectar picos emocionales automáticamente, con código documentado y versionado en repositorio Git.</text:span></text:p>
          </text:list-item>
          <text:list-item>
            <text:p text:style-name="P10"><text:span text:style-name="T8">Flujo de trabajo reproducible: código y cuadernos interactivos de Python que permitan replicar todos los experimentos, desde el preprocesamiento de audio hasta la detección final de picos.</text:span></text:p>
          </text:list-item>
          <text:list-item>
            <text:p text:style-name="P10"><text:span text:style-name="T8">Módulos independientes: extracción de características acústicas, cálculo de baseline emocional, detector de anomalías, clasificador de valencia, y sistema de visualización.</text:span></text:p>
          </text:list-item>
        </text:list>
        <text:p text:style-name="P2"/>
        <text:p text:style-name="P9"><text:span text:style-name="T7">B. Métricas de Desempeño Esperadas</text:span></text:p>
        <text:p text:style-name="P7"><text:span text:style-name="T8">Precisión en detección ≥75%: este valor es alcanzable porque se enfoca en picos emocionales extremos con señales acústicas muy marcadas. Proyectos similares en detección de estrés y escalamiento emocional reportan precisiones del 70–80% cuando se limitan a eventos intensos [5][6].</text:span></text:p>
        <text:p text:style-name="P7"><text:span text:style-name="T8">Recall en detección ≥70%: el uso de múltiples características acústicas permite detectar picos incluso cuando una característica individual no es pronunciada. El baseline personalizado por hablante mejora la sensibilidad comparado con umbrales fijos [3][7].</text:span></text:p>
        <text:p text:style-name="P7"><text:span text:style-name="T8">F1-Score ≥72%: como promedio armónico entre precisión y recall, representa un balance adecuado entre evitar falsos positivos (que desperdiciarían tiempo de supervisores) y capturar la mayoría de momentos críticos.</text:span></text:p>
        <text:p text:style-name="P7"><text:span text:style-name="T8">Clasificación de valencia ≥65%: la clasificación binaria positivo/negativo es más desafiante que la detección de picos porque emociones de alta activación comparten muchas características acústicas.</text:span></text:p>
        <text:p text:style-name="P2"/>
        <text:p text:style-name="P8"><text:span text:style-name="T6">VI. <text:s/>ÁREA PROBLEMÁTICA</text:span></text:p>
        <text:p text:style-name="P9"><text:span text:style-name="T7">A. Definición del Problema Central</text:span></text:p>
        <text:p text:style-name="P7"><text:span text:style-name="T8">El problema central investigado es la incapacidad de los sistemas actuales de gestión de calidad para detectar automáticamente picos emocionales en tiempo real en llamadas de call center. El proceso estándar exige que un supervisor escuche grabaciones completas: una llamada de 90 minutos requiere 90 minutos de análisis, limitando la cobertura real al 1–5% del total de interacciones [15].</text:span></text:p>
        <text:p text:style-name="P2"/>
        <text:p text:style-name="P9"><text:span text:style-name="T7">B. Contexto e Impacto del Problema</text:span></text:p>
        <text:p text:style-name="P7"><text:span text:style-name="T8">El sector de call centers está valuado en más de 400 mil millones de dólares con proyección a 496 mil millones para 2027 [15]. En Colombia y América Latina, los call centers constituyen uno de los sectores de mayor empleo en servicios. El uso de speech analytics creció del 28% al 37.5% entre 2022 y 2023 [15], evidenciando demanda creciente de automatización que los sistemas actuales no logran satisfacer completamente.</text:span></text:p>
        <text:p text:style-name="P7"><text:span text:style-name="T8">El impacto se manifiesta en tres dimensiones: (a) Operacional: solo el 31% de los contact centers mide activamente las emociones del cliente [15]. (b) Humana: el 88% de los profesionales del sector reconoce el burnout de los agentes como uno de los mayores desafíos de la industria, con tasa promedio de rotación anual entre 38% y 52% [16][17]. (c) Calidad de servicio: el número de consumidores que abandonan una marca tras una sola interacción negativa aumentó 10 puntos porcentuales entre 2022 y 2024 [15]. La Tabla III resume los indicadores clave.</text:span></text:p>
        <text:p text:style-name="P2"/>
      </text:section>
      <text:section text:style-name="Sect2" text:name="Section5">
        <text:p text:style-name="P3"><text:span text:style-name="T10">TABLA III. <text:s/>INDICADORES DE IMPACTO DEL PROBLEMA</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text:span text:style-name="T14">Dimensión</text:span></text:p>
            </table:table-cell>
            <table:table-cell table:style-name="Table3.A1" office:value-type="string">
              <text:p text:style-name="P12"><text:span text:style-name="T14">Indicador</text:span></text:p>
            </table:table-cell>
            <table:table-cell table:style-name="Table3.A1" office:value-type="string">
              <text:p text:style-name="P12"><text:span text:style-name="T14">Dato</text:span></text:p>
            </table:table-cell>
          </table:table-row>
          <table:table-row table:style-name="Table3.1">
            <table:table-cell table:style-name="Table3.A2" office:value-type="string">
              <text:p text:style-name="P11"><text:span text:style-name="T15">Operacional</text:span></text:p>
            </table:table-cell>
            <table:table-cell table:style-name="Table3.A2" office:value-type="string">
              <text:p text:style-name="P11"><text:span text:style-name="T15">Centros que miden emociones activamente</text:span></text:p>
            </table:table-cell>
            <table:table-cell table:style-name="Table3.A2" office:value-type="string">
              <text:p text:style-name="P11"><text:span text:style-name="T15">Solo el 31% [15]</text:span></text:p>
            </table:table-cell>
          </table:table-row>
          <table:table-row table:style-name="Table3.1">
            <table:table-cell table:style-name="Table3.A3" office:value-type="string">
              <text:p text:style-name="P11"><text:span text:style-name="T15">Operacional</text:span></text:p>
            </table:table-cell>
            <table:table-cell table:style-name="Table3.A3" office:value-type="string">
              <text:p text:style-name="P11"><text:span text:style-name="T15">Crecimiento uso de speech analytics 2022-2023</text:span></text:p>
            </table:table-cell>
            <table:table-cell table:style-name="Table3.A3" office:value-type="string">
              <text:p text:style-name="P11"><text:span text:style-name="T15">28% → 37.5% [15]</text:span></text:p>
            </table:table-cell>
          </table:table-row>
          <table:table-row table:style-name="Table3.1">
            <table:table-cell table:style-name="Table3.A2" office:value-type="string">
              <text:p text:style-name="P11"><text:span text:style-name="T15">Humana</text:span></text:p>
            </table:table-cell>
            <table:table-cell table:style-name="Table3.A2" office:value-type="string">
              <text:p text:style-name="P11"><text:span text:style-name="T15">Agentes con alto nivel de burnout (SQM, 2022)</text:span></text:p>
            </table:table-cell>
            <table:table-cell table:style-name="Table3.A2" office:value-type="string">
              <text:p text:style-name="P11"><text:span text:style-name="T15">63% [16]</text:span></text:p>
            </table:table-cell>
          </table:table-row>
          <table:table-row table:style-name="Table3.1">
            <table:table-cell table:style-name="Table3.A3" office:value-type="string">
              <text:p text:style-name="P11"><text:span text:style-name="T15">Humana</text:span></text:p>
            </table:table-cell>
            <table:table-cell table:style-name="Table3.A3" office:value-type="string">
              <text:p text:style-name="P11"><text:span text:style-name="T15">Tasa de rotación anual promedio (Deloitte, 2023)</text:span></text:p>
            </table:table-cell>
            <table:table-cell table:style-name="Table3.A3" office:value-type="string">
              <text:p text:style-name="P11"><text:span text:style-name="T15">38–52% [17]</text:span></text:p>
            </table:table-cell>
          </table:table-row>
          <table:table-row table:style-name="Table3.1">
            <table:table-cell table:style-name="Table3.A2" office:value-type="string">
              <text:p text:style-name="P11"><text:span text:style-name="T15">Humana</text:span></text:p>
            </table:table-cell>
            <table:table-cell table:style-name="Table3.A2" office:value-type="string">
              <text:p text:style-name="P11"><text:span text:style-name="T15">Agentes que reportan tensión laboral alta (Cornell)</text:span></text:p>
            </table:table-cell>
            <table:table-cell table:style-name="Table3.A2" office:value-type="string">
              <text:p text:style-name="P11"><text:span text:style-name="T15">87% [17]</text:span></text:p>
            </table:table-cell>
          </table:table-row>
          <table:table-row table:style-name="Table3.1">
            <table:table-cell table:style-name="Table3.A3" office:value-type="string">
              <text:p text:style-name="P11"><text:span text:style-name="T15">Calidad</text:span></text:p>
            </table:table-cell>
            <table:table-cell table:style-name="Table3.A3" office:value-type="string">
              <text:p text:style-name="P11"><text:span text:style-name="T15">Clientes que abandonan la marca tras 1 interacción negativa</text:span></text:p>
            </table:table-cell>
            <table:table-cell table:style-name="Table3.A3" office:value-type="string">
              <text:p text:style-name="P11"><text:span text:style-name="T15">+10 pp entre 2022 y 2024 [15]</text:span></text:p>
            </table:table-cell>
          </table:table-row>
        </table:table>
        <text:p text:style-name="P2"/>
      </text:section>
      <text:section text:style-name="Sect1" text:name="Section6">
        <text:p text:style-name="P9"><text:span text:style-name="T7">C. Preguntas Clave de Investigación</text:span></text:p>
        <text:p text:style-name="P7"><text:span text:style-name="T9">¿Cuál es el problema que se investigará? </text:span><text:span text:style-name="T8">Se investigará cómo detectar automáticamente picos emocionales en llamadas de call center mediante el análisis de características paralingüísticas de la voz —pitch, intensidad, jitter, shimmer y MFCCs— y algoritmos de machine learning, sin depender del contenido textual de la conversación.</text:span></text:p>
        <text:p text:style-name="P7"><text:span text:style-name="T9">¿A quiénes afecta y en qué medida? </text:span><text:span text:style-name="T8">El problema afecta a tres grupos. Los agentes de call center son el grupo más directamente perjudicado: el 76% de los practicantes del sector reconoce altos niveles de burnout [16], y el 87% de los </text:span><text:soft-page-break/><text:span text:style-name="T8">agentes reporta tensión laboral alta o muy alta [17]. Los supervisores de calidad están limitados a revisar entre el 1–5% de las llamadas. Las organizaciones asumen costos de rotación de entre el 30% y el 50% del salario anual de un agente por cada reemplazo [16].</text:span></text:p>
        <text:p text:style-name="P7"><text:span text:style-name="T9">¿Cuáles son las causas que contribuyen al problema? </text:span><text:span text:style-name="T8">Las causas se agrupan en tres niveles. (a) Tecnológico: los sistemas de análisis de sentimiento basados en texto pierden información prosódica y paralingüística esencial [1][3]. (b) Metodológico: la ausencia de baselines emocionales individualizadas hace que los sistemas con umbrales fijos produzcan tasas elevadas de falsos positivos y falsos negativos [7]. (c) Organizacional: la cobertura de monitoreo manual es estructuralmente insuficiente, pues el tiempo disponible para revisión es igual al tiempo de duración de cada llamada.</text:span></text:p>
        <text:p text:style-name="P7"><text:span text:style-name="T9">¿Qué consecuencias tiene no intervenir? </text:span><text:span text:style-name="T8">La no intervención perpetúa un ciclo de degradación simultáneo: para los agentes, la exposición crónica sin apoyo oportuno acelera el burnout y la rotación —en 2023 alcanzó el 52% según Deloitte [17]—. Para las organizaciones, cada punto porcentual de rotación no mitigado representa costos directos de contratación y pérdida de conocimiento institucional. Para los clientes, la falta de detección impide la intervención supervisora oportuna, deteriorando la experiencia del usuario [15].</text:span></text:p>
        <text:p text:style-name="P2"/>
        <text:p text:style-name="P8"><text:span text:style-name="T6">VII. <text:s/>JUSTIFICACIÓN</text:span></text:p>
        <text:p text:style-name="P9"><text:span text:style-name="T7">A. Importancia y Necesidad del Estudio</text:span></text:p>
        <text:p text:style-name="P7"><text:span text:style-name="T8">La justificación descansa en la convergencia de tres factores que configuran una ventana de oportunidad tecnológica y social única. Primero, la brecha de cobertura de monitoreo emocional en la industria es crítica y cuantificable: con solo el 31% de los contact centers midiendo activamente las emociones del cliente [15], existe una necesidad concreta y no satisfecha de herramientas automáticas que expandan esa cobertura sin incrementar los costos operacionales. Segundo, el estado actual de la tecnología de SER ha alcanzado un nivel de madurez suficiente para abordar este problema en condiciones reales: sistemas recientes logran precisiones del 75–85% sobre habla espontánea [5][6], superando la línea de viabilidad para aplicaciones industriales. Tercero, el costo humano del problema —tasas de burnout superiores al 63% [16] y rotación anual entre el 38% y el 52% [17]— justifica la inversión en soluciones preventivas desde una perspectiva tanto ética como económica.</text:span></text:p>
        <text:p text:style-name="P7"><text:span text:style-name="T8">El estudio es además necesario porque aborda una limitación estructural de los enfoques existentes: la dependencia del análisis de texto. Sistemas de análisis de sentimiento textual, ampliamente desplegados en la industria, son insensibles a señales paralingüísticas que revelan estados emocionales encubiertos. Jha et al. (2022) demuestran que la combinación de características prosódicas y espectrales supera consistentemente a los enfoques puramente léxicos en escenarios de habla natural [3].</text:span></text:p>
        <text:p text:style-name="P2"/>
        <text:p text:style-name="P9"><text:span text:style-name="T7">B. Beneficios Esperados e Impacto</text:span></text:p>
        <text:p text:style-name="P7"><text:span text:style-name="T8">En el ámbito operacional y económico, la automatización de la detección de picos emocionales permitirá a los supervisores focalizar su atención en el subconjunto de llamadas con escalamiento real, multiplicando la cobertura efectiva de monitoreo sin aumentar el personal. Si el sistema alcanza las métricas propuestas —precisión ≥75%, recall ≥70%— podrá identificar automáticamente los momentos críticos en el 100% de las llamadas procesadas, en contraste con el 1–5% que hoy es posible revisar manualmente. Esto representa una mejora de al menos ×20 en cobertura de evaluación de calidad.</text:span></text:p>
        <text:p text:style-name="P7"><text:span text:style-name="T8">En el ámbito del bienestar laboral, la detección temprana de picos emocionales habilitará intervenciones supervisoras oportunas que pueden interrumpir la escalada antes de que el agente alcance el umbral de agotamiento emocional. La literatura señala que el acceso a retroalimentación inmediata y al apoyo del supervisor durante interacciones difíciles es uno de los factores protectores más eficaces contra el burnout [16].</text:span></text:p>
        <text:p text:style-name="P7"><text:span text:style-name="T8">En el ámbito académico y tecnológico, el proyecto genera contribuciones en tres frentes: (a) comparación empírica de tres métodos de cálculo de línea base emocional individual sobre llamadas reales en español, dominio subrepresentado en la literatura [3][10]; (b) evaluación comparativa de algoritmos de detección de anomalías (Z-scores, Isolation Forest, One-Class SVM) aplicados a features paralingüísticas en conversaciones espontáneas de call center; y (c) un pipeline reproducible y documentado que puede ser adoptado y extendido por otros investigadores o desplegado directamente en entornos industriales.</text:span></text:p>
        <text:p text:style-name="P2"/>
        <text:p text:style-name="P9"><text:span text:style-name="T7">C. Pertinencia con el Conocimiento Actual y los Objetivos</text:span></text:p>
        <text:p text:style-name="P7"><text:span text:style-name="T8">Esta investigación se inserta en una tendencia clara en el campo del procesamiento de habla: el desplazamiento desde modelos entrenados en datos actuados hacia sistemas capaces de operar sobre habla espontánea en dominios reales. Feng y Devillers (2023) identifican precisamente los call centers de atención al cliente como uno de los entornos más demandantes y menos atendidos por la literatura de SER en condiciones reales [1]. Wagner et al. (2023) señalan el cierre de la brecha de valencia como el desafío central del campo [6], y De Lope y Graña (2023) confirman que la </text:span><text:soft-page-break/><text:span text:style-name="T8">generalización a dominios espontáneos sigue siendo el reto abierto más relevante [10].</text:span></text:p>
        <text:p text:style-name="P7"><text:span text:style-name="T8">La justificación se articula directamente con los cinco objetivos específicos. El Objetivo 1 (extracción de características acústicas) responde a la necesidad de capturar las señales que el análisis de texto omite. El Objetivo 2 (evaluación de métodos de línea base) aborda la causa metodológica del problema. El Objetivo 3 (detección de anomalías) provee el mecanismo central de identificación de picos. El Objetivo 4 (clasificación de valencia) añade información sobre la naturaleza del pico, habilitando intervenciones diferenciadas. El Objetivo 5 (validación con llamadas reales) asegura que los resultados sean relevantes en el dominio específico de interés, no solo en benchmarks de laboratorio.</text:span></text:p>
        <text:p text:style-name="P2"/>
        <text:p text:style-name="P2"/>
        <text:p text:style-name="P13"><text:span text:style-name="T8"/></text:p>
      </text:section>
      <text:section text:style-name="Sect2" text:name="Section7">
        <text:p text:style-name="P14"><text:span text:style-name="T6">REFERENCIAS</text:span></text:p>
        <text:p text:style-name="P15"><text:span text:style-name="T16">[1] <text:s/></text:span><text:span text:style-name="T17">Y. Feng and L. Devillers, "End-to-end continuous speech emotion recognition in real-life customer service call center conversations," in Proc. IEEE Int. Conf. Affect. Comput. Intell. Interact. Workshops (ACII), 2023, pp. 1–8.</text:span></text:p>
        <text:p text:style-name="P15"><text:span text:style-name="T16">[2] <text:s/></text:span><text:span text:style-name="T17">Y. Gao, H. Shi, C. Chu, and T. Kawahara, "Enhancing two-stage finetuning for speech emotion recognition using adapters," in Proc. IEEE ICASSP, 2024, pp. 11316–11320.</text:span></text:p>
        <text:p text:style-name="P15"><text:span text:style-name="T16">[3] <text:s/></text:span><text:span text:style-name="T17">T. Jha, R. Kavya, J. Christopher, and A. Arunarani, "Machine learning techniques for speech emotion recognition using paralinguistic acoustic features," Int. J. Speech Technol., vol. 25, pp. 707–725, 2022.</text:span></text:p>
        <text:p text:style-name="P15"><text:span text:style-name="T16">[4] <text:s/></text:span><text:span text:style-name="T17">S. Mishra, N. Bhatnagar, P. Prakasam, and T. R. Sureshkumar, "Speech emotion recognition and classification using hybrid deep CNN and BiLSTM model," Multimed. Tools Appl., vol. 83, pp. 37603–37620, 2024.</text:span></text:p>
        <text:p text:style-name="P15"><text:span text:style-name="T16">[5] <text:s/></text:span><text:span text:style-name="T17">A. A. Abdelhamid et al., "Robust speech emotion recognition using CNN+LSTM based on stochastic fractal search optimization algorithm," IEEE Access, vol. 10, pp. 49265–49284, 2022.</text:span></text:p>
        <text:p text:style-name="P15"><text:span text:style-name="T16">[6] <text:s/></text:span><text:span text:style-name="T17">J. Wagner et al., "Dawn of the transformer era in speech emotion recognition: Closing the valence gap," IEEE Trans. Pattern Anal. Mach. Intell., 2023.</text:span></text:p>
        <text:p text:style-name="P15"><text:span text:style-name="T16">[7] <text:s/></text:span><text:span text:style-name="T17">I. Gat, H. Aronowitz, W. Zhu, E. Morais, and R. Hoory, "Speaker normalization for self-supervised speech emotion recognition," in Proc. IEEE ICASSP, 2022, pp. 7342–7346.</text:span></text:p>
        <text:p text:style-name="P15"><text:span text:style-name="T16">[8] <text:s/></text:span><text:span text:style-name="T17">H. Xu, G. Pang, Y. Wang, and Y. Wang, "Deep isolation forest for anomaly detection," IEEE Trans. Knowl. Data Eng., vol. 35, no. 12, pp. 12591–12604, 2023.</text:span></text:p>
        <text:p text:style-name="P15"><text:span text:style-name="T16">[9] <text:s/></text:span><text:span text:style-name="T17">S. K. Nath, A. K. Shahi, T. Martin, N. Choudhury, and R. Mandal, "Speech emotion recognition using machine learning: a comparative analysis," SN Comput. Sci., vol. 5, p. 390, 2024.</text:span></text:p>
        <text:p text:style-name="P15"><text:span text:style-name="T16">[10] <text:s/></text:span><text:span text:style-name="T17">J. de Lope and M. Graña, "An ongoing review of speech emotion recognition," Neurocomputing, vol. 528, pp. 1–11, Apr. 2023.</text:span></text:p>
        <text:p text:style-name="P15"><text:span text:style-name="T16">[11] <text:s/></text:span><text:span text:style-name="T17">S. K. Khare, V. Blanes-Vidal, E. S. Nadimi, and U. R. Acharya, "Emotion recognition and artificial intelligence: a systematic review (2014–2023) and research recommendations," Inf. Fusion, vol. 102, p. 102019, Feb. 2024.</text:span></text:p>
        <text:p text:style-name="P15"><text:span text:style-name="T16">[12] <text:s/></text:span><text:span text:style-name="T17">H. Lian et al., "A survey of deep learning-based multimodal emotion recognition: Speech, text, and face," Entropy, vol. 25, no. 10, p. 1440, Oct. 2023.</text:span></text:p>
        <text:p text:style-name="P15"><text:span text:style-name="T16">[13] <text:s/></text:span><text:span text:style-name="T17">T. Grósz et al., "Wav2vec2-based paralinguistic systems to recognise vocalised emotions and stuttering," in Proc. ACM Int. Conf. Multimedia, 2022, pp. 7125–7129.</text:span></text:p>
        <text:p text:style-name="P15"><text:span text:style-name="T16">[14] <text:s/></text:span><text:span text:style-name="T17">X. Zhang et al., "Contributions of jitter and shimmer in the voice for fake audio detection," in Proc. IEEE IJCB, 2023.</text:span></text:p>
        <text:p text:style-name="P15"><text:span text:style-name="T16">[15] <text:s/></text:span><text:span text:style-name="T17">Zoom Communications, "36 call center statistics to bookmark in 2025," Zoom Blog, 2025. [Online]. Available: https://www.zoom.com/en/blog/call-center-statistics/</text:span></text:p>
        <text:p text:style-name="P15"><text:span text:style-name="T16">[16] <text:s/></text:span><text:span text:style-name="T17">SQM Group, "Call center burnout rate problem," SQM Group Research Blog, 2023. [Online]. Available: https://www.sqmgroup.com/resources/library/blog/call-center-burnout-rate-problem</text:span></text:p>
        <text:p text:style-name="P15"><text:span text:style-name="T16">[17] <text:s/></text:span><text:span text:style-name="T17">HiringBranch / Deloitte, "58 must-read contact and call center statistics," HiringBranch Research, 2024. [Online]. Available: </text:span><text:a xlink:type="simple" xlink:href="https://www.hiringbranch.com/blog/call-center-statistics" text:style-name="Internet_20_link" text:visited-style-name="Visited_20_Internet_20_Link"><text:span text:style-name="T17">https://www.hiringbranch.com/blog/call-center-statistics</text:span></text:a></text:p>
        <text:p text:style-name="P16"/>
        <text:p text:style-name="P16"/>
        <text:p text:style-name="P17"/>
        <text:p text:style-name="P17">________________________________________</text:p>
        <text:p text:style-name="P18"><text:span text:style-name="T8">Firma del Tutor</text:span></text:p>
        <text:p text:style-name="P1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Noto Serif CJK SC" style:font-size-asian="10pt" style:language-asian="zh" style:country-asian="CN" style:font-name-complex="Liberation Sans2"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Noto Serif CJK SC" style:font-size-asian="10pt" style:language-asian="zh" style:country-asian="CN" style:font-name-complex="Liberation Sans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class="chapter">
      <style:text-properties fo:color="#2e74b5" loext:opacity="100%" fo:font-size="16pt" style:font-size-asian="16pt" style:font-size-complex="16pt"/>
    </style:style>
    <style:style style:name="Heading_20_2" style:display-name="Heading 2" style:family="paragraph" style:parent-style-name="Heading" style:class="chapter">
      <style:text-properties fo:color="#2e74b5" loext:opacity="100%" fo:font-size="13pt" style:font-size-asian="13pt" style:font-size-complex="13pt"/>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252in" fo:margin-left="0.2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2</meta:editing-cycles>
    <meta:creation-date>2026-03-16T14:49:11.322000000</meta:creation-date>
    <dc:date>2026-03-16T09:51:18.297325416</dc:date>
    <meta:print-date>2026-03-16T09:50:28.456399404</meta:print-date>
    <meta:printed-by>PDF files</meta:printed-by>
    <meta:editing-duration>PT49S</meta:editing-duration>
    <meta:document-statistic meta:table-count="3" meta:image-count="0" meta:object-count="0" meta:page-count="7" meta:paragraph-count="240" meta:word-count="4207" meta:character-count="29087" meta:non-whitespace-character-count="25156"/>
    <meta:generator>LibreOffice/26.2.1.2$Linux_X86_64 LibreOffice_project/620$Build-2</meta:generator>
  </office:meta>
</office:document-meta>
</file>